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2">To Whom It May Concern:</text:span></text:p>
      <text:p text:style-name="P2"><text:span text:style-name="T2">Dear Sir / Madam,</text:span></text:p>
      <text:p text:style-name="P2"><text:span text:style-name="T3"/></text:p>
      <text:p text:style-name="P2"><text:span text:style-name="T4">I am writing this letter of<text:s text:c="2"/>application in hope of getting a favorable response. I know your company is a growing one and therefore you will need more staff.</text:span></text:p>
      <text:p text:style-name="P2"><text:span text:style-name="T4">I believe that I am efficient and reliable. I am also willing to learn new things and I am a quick learner.</text:span></text:p>
      <text:p text:style-name="P2"><text:span text:style-name="T4">Given the right opportunity I know that I will excel.</text:span></text:p>
      <text:p text:style-name="P2"><text:span text:style-name="T4">My motto is first asking yourself what you want and then work towards it.</text:span></text:p>
      <text:p text:style-name="P2"><text:span text:style-name="T4">Thanking you in advance for your kind perusal of my application and I do hope to hear from you soon.</text:span></text:p>
      <text:p text:style-name="P2"><text:span text:style-name="T5"/></text:p>
      <text:p text:style-name="P2"><text:span text:style-name="T5"/></text:p>
      <text:p text:style-name="P2"><text:span text:style-name="T6">Your sincerely</text:span></text:p>
      <text:p text:style-name="P2"><text:span text:style-name="T6">Amanda Lall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Resume</text:span></text:p>
      <text:p text:style-name="P2"><text:span text:style-name="T8">Name:<text:s text:c="31"/>Amanda Lall-Keedal</text:span></text:p>
      <text:p text:style-name="P2"><text:span text:style-name="T8">Date of Birth:<text:s text:c="20"/>3rd January, 1987</text:span></text:p>
      <text:p text:style-name="P2"><text:span text:style-name="T8">Ph#<text:s text:c="35"/>496- 7606</text:span></text:p>
      <text:p text:style-name="P2"><text:span text:style-name="T9"/></text:p>
      <text:p text:style-name="P2"><text:span text:style-name="T10">Education<text:s text:c="23"/>1998 - 2002 - San Juan Senior Comprehensive</text:span></text:p>
      <text:p text:style-name="P2"><text:span text:style-name="T10"><text:s text:c="40"/>Completed form four</text:span></text:p>
      <text:p text:style-name="P2"><text:span text:style-name="T10"><text:s text:c="40"/>1998 - 1995 - Mt Hope Junior Secondary</text:span></text:p>
      <text:p text:style-name="P2"><text:span text:style-name="T10"><text:s text:c="40"/>Attained school leaving certificate</text:span></text:p>
      <text:p text:style-name="P2"><text:span text:style-name="T10"><text:s text:c="40"/>1995 - 1992 - Aranguez Govt. Primary School</text:span></text:p>
      <text:p text:style-name="P2"><text:span text:style-name="T10"><text:s text:c="40"/>Attained school leaving certificate</text:span></text:p>
      <text:p text:style-name="P3"><text:span text:style-name="T11">Course<text:s text:c="39"/>09/08/2014<text:s text:c="13"/>Nail Technician<text:s text:c="2"/></text:span></text:p>
      <text:p text:style-name="P4"><text:span text:style-name="T12"/></text:p>
      <text:p text:style-name="P4"><text:span text:style-name="T13">Work Experience:</text:span></text:p>
      <text:p text:style-name="P4"><text:span text:style-name="T13">Valpark Gas Station<text:s text:c="25"/>-<text:s text:c="9"/>Pump Attendant</text:span></text:p>
      <text:p text:style-name="P4"><text:span text:style-name="T13">Subway<text:s text:c="44"/>-<text:s text:c="9"/>Sandwich Artist</text:span></text:p>
      <text:p text:style-name="P4"><text:span text:style-name="T13">Tunapuna Hindu School<text:s text:c="18"/>-<text:s text:c="10"/>Cafe worker</text:span></text:p>
      <text:p text:style-name="P4"><text:span text:style-name="T13">Massy Warehouse<text:s text:c="25"/>-<text:s text:c="11"/>Stock Check<text:s text:c="3"/>( 1 years )</text:span></text:p>
      <text:p text:style-name="P4"><text:span text:style-name="T14"/></text:p>
      <text:p text:style-name="P4"><text:span text:style-name="T15">References:</text:span></text:p>
      <text:p text:style-name="P4"><text:span text:style-name="T15">Sanmatee Samsoodine</text:span></text:p>
      <text:p text:style-name="P4"><text:span text:style-name="T15">709 -</text:span><text:span text:style-name="T16"><text:s/>6390</text:span></text:p>
      <text:p text:style-name="P4"><text:span text:style-name="T17"/></text:p>
      <text:p text:style-name="P4"><text:span text:style-name="T18">Lisa Salick Bann</text:span></text:p>
      <text:p text:style-name="P4"><text:span text:style-name="T18">732 - 9068</text:span></text:p>
      <text:p text:style-name="P4"><text:span text:style-name="T19"/></text:p>
      <text:p text:style-name="P4"><text:span text:style-name="T20">Indar Teemal</text:span></text:p>
      <text:p text:style-name="P4"><text:span text:style-name="T20">490 - 9717</text:span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